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6000001469FDFDFC0E3300D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Bild1" text:anchor-type="char" svg:width="20.135cm" svg:height="11.934cm" draw:z-index="0"><draw:image xlink:href="Pictures/1000020100000226000001469FDFDFC0E3300D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9:48:24.388276428</meta:creation-date>
    <meta:generator>LibreOffice/6.4.7.2$Linux_X86_64 LibreOffice_project/40$Build-2</meta:generator>
    <dc:date>2022-06-20T18:39:16.613725558</dc:date>
    <meta:editing-duration>PT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